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3556" officeooo:paragraph-rsid="00093556" style:font-size-asian="15pt" style:font-size-complex="15pt"/>
    </style:style>
    <style:style style:name="P2" style:family="paragraph" style:parent-style-name="Standard">
      <style:text-properties fo:font-size="15pt" fo:font-weight="bold" officeooo:rsid="00093556" officeooo:paragraph-rsid="00093556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ff0000" fo:font-size="15pt" fo:font-weight="bold" officeooo:rsid="00093556" officeooo:paragraph-rsid="00093556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public JButtonDemo(){</text:p>
      <text:p text:style-name="P1"><text:s text:c="4"/><text:tab/> <text:s text:c="2"/>setBounds(200, 200, 400, 400);</text:p>
      <text:p text:style-name="P1"><text:s text:c="4"/><text:tab/> <text:s text:c="2"/>setDefaultCloseOperation(EXIT_ON_CLOSE);</text:p>
      <text:p text:style-name="P1"><text:s text:c="4"/><text:tab/> <text:s text:c="2"/>Container c=getContentPane();</text:p>
      <text:p text:style-name="P1"><text:s text:c="4"/><text:tab/> <text:s text:c="2"/>c.setLayout(new GridLayout(3,2,5,5));</text:p>
      <text:p text:style-name="P1"><text:s text:c="4"/><text:tab/> <text:s text:c="2"/>JButton bt[]=new JButton[6];//</text:p>
      <text:p text:style-name="P1"><text:s text:c="4"/><text:tab/> <text:s text:c="2"/>for(int i=0;i&lt;bt.length;i++){</text:p>
      <text:p text:style-name="P1"><text:s text:c="4"/><text:tab/><text:tab/> <text:s text:c="2"/>bt[i]=new JButton();</text:p>
      <text:p text:style-name="P1"><text:s text:c="4"/><text:tab/><text:tab/> <text:s text:c="2"/>c.add(bt[i]);</text:p>
      <text:p text:style-name="P1"><text:s text:c="4"/><text:tab/> <text:s/><text:span text:style-name="T1"><text:s/>}</text:span></text:p>
      <text:p text:style-name="P2"><text:s text:c="4"/><text:tab/> <text:s text:c="2"/>bt[0].setText("不可用");//设置按钮文本</text:p>
      <text:p text:style-name="P2"><text:s text:c="4"/><text:tab/> <text:s text:c="2"/>bt[0].setEnabled(false);//设置按钮组件为不可用</text:p>
      <text:p text:style-name="P2"><text:s text:c="4"/><text:tab/> <text:s text:c="2"/>bt[1].setBackground(Color.pink);//给按钮设置背景颜色</text:p>
      <text:p text:style-name="P2"><text:s text:c="4"/><text:tab/> <text:s text:c="2"/>bt[2].setBorderPainted(false);//按钮不显示边框</text:p>
      <text:p text:style-name="P2"><text:s text:c="4"/><text:tab/> <text:s text:c="2"/>//给按钮设置边框，带颜色和样式的</text:p>
      <text:p text:style-name="P2"><text:s text:c="4"/><text:tab/> <text:s text:c="2"/><text:span text:style-name="T2">bt[3].setBorder(BorderFactory.createLineBorder(Color.yellow));</text:span></text:p>
      <text:p text:style-name="P2"><text:s text:c="4"/><text:tab/><text:span text:style-name="T2"> <text:s text:c="2"/>Icon ic=new ImageIcon("src/stuy2/java");//给按钮设置自定义的图片样式</text:span></text:p>
      <text:p text:style-name="P3"><text:s text:c="4"/><text:tab/> <text:s text:c="2"/>bt[4].setIcon(ic);//添加入图片</text:p>
      <text:p text:style-name="P3"><text:s text:c="4"/><text:tab/> <text:s text:c="2"/>bt[4].setToolTipText("图片按钮");//鼠标悬停提示</text:p>
      <text:p text:style-name="P2"><text:s text:c="4"/><text:tab/> <text:s text:c="2"/>bt[5].setText("点击");</text:p>
      <text:p text:style-name="P2"><text:s text:c="4"/><text:tab/> <text:s text:c="2"/>bt[5].addActionListener(new ActionListener() {//添加事件监听</text:p>
      <text:p text:style-name="P2"><text:tab/><text:tab/><text:tab/></text:p>
      <text:p text:style-name="P2"><text:tab/><text:tab/><text:tab/>@Override</text:p>
      <text:p text:style-name="P2"><text:tab/><text:tab/><text:tab/>public void actionPerformed(ActionEvent e) {//监听触发的方法</text:p>
      <text:p text:style-name="P2"><text:tab/><text:tab/><text:tab/><text:tab/><text:span text:style-name="T2">// 弹出小对话框,提示对话框</text:span></text:p>
      <text:p text:style-name="P3">JOptionPane.showMessageDialog(JButtonDemo.this, "点击按钮");<text:tab/></text:p>
      <text:p text:style-name="P2"><text:tab/><text:tab/><text:tab/>}</text:p>
      <text:p text:style-name="P1"><text:tab/><text:tab/>});</text:p>
      <text:p text:style-name="P1"><text:s text:c="4"/><text:tab/> <text:s text:c="2"/>setVisible(true);</text:p>
      <text:p text:style-name="P1"><text:s text:c="7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18S</meta:editing-duration>
    <meta:editing-cycles>4</meta:editing-cycles>
    <meta:generator>LibreOffice/5.3.0.3$Windows_X86_64 LibreOffice_project/7074905676c47b82bbcfbea1aeefc84afe1c50e1</meta:generator>
    <dc:date>2017-12-24T13:26:59.723000000</dc:date>
    <meta:document-statistic meta:table-count="0" meta:image-count="0" meta:object-count="0" meta:page-count="1" meta:paragraph-count="30" meta:word-count="161" meta:character-count="1019" meta:non-whitespace-character-count="802"/>
    <meta:user-defined meta:name="Info 1"/>
    <meta:user-defined meta:name="Info 2"/>
    <meta:user-defined meta:name="Info 3"/>
    <meta:user-defined meta:name="Info 4"/>
  </office:meta>
</office:document-meta>
</file>